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c95" officeooo:paragraph-rsid="001e8c95"/>
    </style:style>
    <style:style style:name="P2" style:family="paragraph" style:parent-style-name="Standard" style:list-style-name="L2">
      <style:text-properties officeooo:rsid="001e8c95" officeooo:paragraph-rsid="001e8c95"/>
    </style:style>
    <style:style style:name="P3" style:family="paragraph" style:parent-style-name="Standard">
      <style:text-properties officeooo:paragraph-rsid="001e8c95"/>
    </style:style>
    <style:style style:name="P4" style:family="paragraph" style:parent-style-name="Standard" style:list-style-name="L1">
      <style:text-properties officeooo:paragraph-rsid="001e8c95"/>
    </style:style>
    <style:style style:name="T1" style:family="text">
      <style:text-properties officeooo:rsid="001e8c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</text:p>
      <text:p text:style-name="P1"/>
      <text:p text:style-name="P1"/>
      <text:p text:style-name="P1"/>
      <text:p text:style-name="P1"/>
      <text:p text:style-name="P1">Noms :</text:p>
      <text:p text:style-name="P1"/>
      <text:p text:style-name="P1">- Justine Bodet-Villard</text:p>
      <text:p text:style-name="P1">- Donatien Gascoin</text:p>
      <text:p text:style-name="P1">- Romain Chazottier</text:p>
      <text:p text:style-name="P1"/>
      <text:p text:style-name="P1"/>
      <text:p text:style-name="P1">Commentaires :</text:p>
      <text:p text:style-name="P1"/>
      <text:p text:style-name="P1">- Premières pages OK : Splash Screen + Menu principal</text:p>
      <text:p text:style-name="P1"/>
      <text:p text:style-name="P1">- Template :</text:p>
      <text:list xml:id="list8892774556732971642" text:style-name="L1">
        <text:list-item>
          <text:p text:style-name="P4"><text:span text:style-name="T1">Header séparé en deux :</text:span></text:p>
          <text:list>
            <text:list-item>
              <text:p text:style-name="P4"><text:span text:style-name="T1">Zone activité (titre) + zone fond regroupé et prise en charge par les composites (selon l'activité)</text:span></text:p>
            </text:list-item>
            <text:list-item>
              <text:p text:style-name="P4"><text:span text:style-name="T1">Zone label inscription + connexion dans le template</text:span></text:p>
            </text:list-item>
          </text:list>
        </text:list-item>
        <text:list-item>
          <text:p text:style-name="P4"><text:s/><text:span text:style-name="T1">Footer OK</text:span><text:line-break/></text:p>
        </text:list-item>
      </text:list>
      <text:p text:style-name="P3"/>
      <text:p text:style-name="P3">- <text:span text:style-name="T1">Page inscription :</text:span></text:p>
      <text:list xml:id="list4321171788788026223" text:style-name="L2">
        <text:list-item>
          <text:p text:style-name="P2">Formulaire OK + création d'un validateur par champ</text:p>
        </text:list-item>
        <text:list-item>
          <text:p text:style-name="P2">Validateurs : Un par champ en vérifiant les différents pattern. Pour la confirmation du mot de passe, récupération dans le même validateur des 2 valeurs et comparaison</text:p>
        </text:list-item>
        <text:list-item>
          <text:p text:style-name="P2">Ajout BDD :</text:p>
        </text:list-item>
      </text:list>
      <text:p text:style-name="P1"/>
      <text:p text:style-name="P1">- Gestion User</text:p>
      <text:p text:style-name="P1"/>
      <text:p text:style-name="P1">- Module recherche recette</text:p>
      <text:p text:style-name="P1"/>
      <text:p text:style-name="P1">- Résultat recherche recette</text:p>
      <text:p text:style-name="P1"/>
      <text:p text:style-name="P1">- Recherche recette détaillée</text:p>
      <text:p text:style-name="P1"/>
      <text:p text:style-name="P1">- Connexion administration</text:p>
      <text:p text:style-name="P1"/>
      <text:p text:style-name="P1">- Management user</text:p>
      <text:p text:style-name="P1"/>
      <text:p text:style-name="P1">- Management recet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3:55:50.868384806</meta:creation-date>
    <dc:date>2017-05-24T14:08:49.182744018</dc:date>
    <meta:editing-duration>P0D</meta:editing-duration>
    <meta:editing-cycles>1</meta:editing-cycles>
    <meta:document-statistic meta:table-count="0" meta:image-count="0" meta:object-count="0" meta:page-count="1" meta:paragraph-count="23" meta:word-count="131" meta:character-count="750" meta:non-whitespace-character-count="647"/>
    <meta:generator>LibreOffice/4.2.8.2$Linux_X86_64 LibreOffice_project/420m0$Build-2</meta:generator>
  </office:meta>
</office:document-meta>
</file>